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2" svg:font-family="'Times New 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Kursiv"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000000" style:font-name="Times New Roman2" fo:font-size="14pt" fo:letter-spacing="normal" fo:font-style="normal" fo:font-weight="normal"/>
    </style:style>
    <style:style style:name="P2"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style:style>
    <style:style style:name="P3" style:family="paragraph" style:parent-style-name="Preformatted_20_Text">
      <style:paragraph-properties fo:margin-left="0cm" fo:margin-right="0cm" fo:orphans="2" fo:widows="2" fo:text-indent="0cm" style:auto-text-indent="false"/>
      <style:text-properties fo:font-variant="normal" fo:text-transform="none" fo:color="#212121" style:font-name="Times New Roman1" fo:font-size="14pt" fo:letter-spacing="normal" fo:language="en" fo:country="none" fo:font-style="normal" fo:font-weight="normal" style:font-size-asian="14pt" style:font-size-complex="14pt"/>
    </style:style>
    <style:style style:name="P4" style:family="paragraph" style:parent-style-name="Heading_20_2">
      <style:text-properties fo:font-variant="normal" fo:text-transform="none" fo:color="#000000" style:font-name="Times New Roman2" fo:letter-spacing="normal" fo:font-style="normal"/>
    </style:style>
    <style:style style:name="P5" style:family="paragraph" style:parent-style-name="Preformatted_20_Text">
      <style:paragraph-properties fo:orphans="2" fo:widows="2"/>
      <style:text-properties fo:font-variant="normal" fo:text-transform="none" fo:color="#000000" fo:letter-spacing="normal" fo:font-style="normal" fo:font-weight="normal"/>
    </style:style>
    <style:style style:name="P6" style:family="paragraph" style:parent-style-name="Preformatted_20_Text">
      <style:paragraph-properties fo:orphans="2" fo:widows="2"/>
      <style:text-properties fo:font-variant="normal" fo:text-transform="none" fo:color="#000000" fo:letter-spacing="normal"/>
    </style:style>
    <style:style style:name="P7" style:family="paragraph" style:parent-style-name="Preformatted_20_Text">
      <style:paragraph-properties fo:orphans="2" fo:widows="2"/>
    </style:style>
    <style:style style:name="P8" style:family="paragraph" style:parent-style-name="Preformatted_20_Text">
      <style:paragraph-properties fo:margin-top="0cm" fo:margin-bottom="0.499cm" fo:orphans="2" fo:widows="2"/>
      <style:text-properties fo:font-variant="normal" fo:text-transform="none" fo:color="#000000" fo:letter-spacing="normal"/>
    </style:style>
    <style:style style:name="P9" style:family="paragraph" style:parent-style-name="Preformatted_20_Text">
      <style:paragraph-properties fo:margin-top="0cm" fo:margin-bottom="0.499cm" fo:orphans="2" fo:widows="2"/>
      <style:text-properties fo:font-variant="normal" fo:text-transform="none" fo:color="#000000" fo:letter-spacing="normal" fo:font-style="normal" fo:font-weight="normal"/>
    </style:style>
    <style:style style:name="P10" style:family="paragraph" style:parent-style-name="Preformatted_20_Text">
      <style:paragraph-properties fo:margin-top="0cm" fo:margin-bottom="0.499cm" fo:orphans="2" fo:widows="2" fo:break-before="page"/>
      <style:text-properties fo:font-variant="normal" fo:text-transform="none" fo:color="#000000" fo:letter-spacing="normal" fo:font-style="normal" fo:font-weight="normal"/>
    </style:style>
    <style:style style:name="P11" style:family="paragraph" style:parent-style-name="Preformatted_20_Text">
      <style:paragraph-properties fo:orphans="2" fo:widows="2"/>
      <style:text-properties fo:font-variant="normal" fo:text-transform="none" fo:color="#000000" fo:letter-spacing="normal"/>
    </style:style>
    <style:style style:name="T1" style:family="text">
      <style:text-properties fo:font-style="normal" fo:font-weight="normal"/>
    </style:style>
    <style:style style:name="T2" style:family="text">
      <style:text-properties fo:font-style="normal" fo:font-weight="bold" style:font-weight-asian="bold" style:font-weight-complex="bold"/>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4" text:outline-level="2">DEVIATIONS FROM 'SIMULA STANDARD'</text:h>
      <text:p text:style-name="P3"><text:bookmark text:name="tw-target-text"/>Parameters and declarations at the outmost level in classes and procedures form a common namespace.<text:bookmark text:name="tw-target-text1"/> This means that a local declared can not have the same name as a parameter.<text:bookmark text:name="tw-target-text2"/> The reason is that Java has the same restriction.</text:p>
      <text:p text:style-name="P3"/>
      <text:p text:style-name="P1"/>
      <text:p text:style-name="P1">Nedefor følger restriksjonene i PC-Simula (106/1988)</text:p>
      <text:p text:style-name="P1">The current version of TARGETSYSTEM SIMULA deviates from standard SIMULA, mainly because not all the new features introduced within the adopted Standard (as compared to the former, "Common Base Language" (CB)) are implemented yet. Below a complete list of all such deviations is given, in the order the relevant constructions are defined within this Reference Manual.</text:p>
      <text:p text:style-name="P2">Chapter:</text:p>
      <text:p text:style-name="P7"/>
      <text:p text:style-name="P5">1 <text:s text:c="2"/>Radix numbers are not implemented, i.e. unsigned integers must always</text:p>
      <text:p text:style-name="P6"><text:s text:c="4"/><text:span text:style-name="T1">be given in conventional decimal notation. <text:s/>(SJEKK DETTE)</text:span></text:p>
      <text:p text:style-name="P7"/>
      <text:p text:style-name="P5">3 <text:s text:c="2"/>The implementation of '**' deviates from the given definition</text:p>
      <text:p text:style-name="P6"><text:s text:c="4"/><text:span text:style-name="T1">It is always evaluated in long real and the result is converted</text:span></text:p>
      <text:p text:style-name="P6"><text:span text:style-name="T1"><text:s text:c="4"/>to the appropriate type. <text:s/>(DENNE ER SJEKKET)</text:span></text:p>
      <text:p text:style-name="P7"/>
      <text:p text:style-name="P5">4 <text:s text:c="2"/>Switches and labels "seen" through inspection are illegal (and not</text:p>
      <text:p text:style-name="P6"><text:s text:c="4"/><text:span text:style-name="T1">invisible as the Standard demands). <text:s text:c="2"/>(SJEKK DETTE)</text:span></text:p>
      <text:p text:style-name="P7"/>
      <text:p text:style-name="P5">5 <text:s text:c="2"/>Specification of <text:span text:style-name="T3">virtual</text:span> procedures is not implemented. <text:s/>(SJEKK DETTE)</text:p>
      <text:p text:style-name="P5"/>
      <text:p text:style-name="P5"><text:s text:c="4"/><text:span text:style-name="T3">Switch</text:span> is not implemented in its full generality. The switch</text:p>
      <text:p text:style-name="P6"><text:s text:c="4"/><text:span text:style-name="T1">elements must be simple labels that are directly visible.</text:span></text:p>
      <text:p text:style-name="P7"/>
      <text:p text:style-name="P6"><text:s text:c="4"/><text:span text:style-name="T1">Switches cannot be used as procedure parameters.</text:span></text:p>
      <text:p text:style-name="P7"/>
      <text:p text:style-name="P6"><text:s text:c="4"/><text:span text:style-name="T1">Constant declarations are not implemented. <text:s text:c="2"/>(SJEKK DETTE)</text:span></text:p>
      <text:p text:style-name="P7"/>
      <text:p text:style-name="P5">6 <text:s text:c="2"/>Declaration of an external non-SIMULA procedure cannot occur within</text:p>
      <text:p text:style-name="P6"><text:s text:c="4"/><text:span text:style-name="T1">the external head. Such a declaration must always contain a binding.</text:span></text:p>
      <text:p text:style-name="P7"/>
      <text:p text:style-name="P5">8 <text:s text:c="2"/>Text attribute procedure "constant" is not implemented. <text:s text:c="2"/>(SJEKK DETTE)</text:p>
      <text:p text:style-name="P7"/>
      <text:p text:style-name="P5">9 <text:s text:c="2"/>The following procedures are not implemented: addepsilon, subepsilon,</text:p>
      <text:p text:style-name="P6"><text:s text:c="4"/><text:span text:style-name="T1">decimalmark, upcase, lowcase, arctan2, sourceline, error, upperbound,</text:span></text:p>
      <text:p text:style-name="P6"><text:s text:c="4"/><text:span text:style-name="T1">lowerbound, rem.</text:span></text:p>
      <text:p text:style-name="P7"/>
      <text:p text:style-name="P6"><text:s text:c="4"/><text:span text:style-name="T1">None of the environmental constants are implemented.</text:span></text:p>
      <text:p text:style-name="P7"/>
      <text:p text:style-name="P6"><text:s text:c="4"/><text:span text:style-name="T1">The </text:span><text:span text:style-name="T2">name</text:span><text:span text:style-name="T1"> specified parameter to the random drawing procedures must</text:span></text:p>
      <text:p text:style-name="P6"><text:s text:c="4"/><text:span text:style-name="T1">be a simple integer variable.</text:span></text:p>
      <text:p text:style-name="P7"/>
      <text:p text:style-name="P5">10 <text:s/>None of the standard file classes may be used for prefixing.</text:p>
      <text:p text:style-name="P5"><text:s text:c="4"/>The following is not implemented:</text:p>
      <text:p text:style-name="P7"/>
      <text:p text:style-name="P6"><text:s text:c="4"/><text:span text:style-name="T1">- Attribute procedures filename, isopen, setaccess, lock, unlock,</text:span></text:p>
      <text:p text:style-name="P6"><text:s text:c="6"/><text:span text:style-name="T1">checkpoint, inrecord, outrecord, breakoutimage, lastloc, maxloc,</text:span></text:p>
      <text:p text:style-name="P8"><text:s text:c="6"/><text:span text:style-name="T1">deleteimage and page.</text:span></text:p>
      <text:p text:style-name="P9"><text:soft-page-break/></text:p>
      <text:p text:style-name="P10"/>
      <text:p text:style-name="P1">; IMPLEMENTATION DEFINED ASPECTS</text:p>
      <text:p text:style-name="P1">Within the SIMULA Standard, certain aspects of the language are left open to be decided by the actual implementation. Appendix B gives a complete list of these, together with a specification of the decision taken on each subject for TARGETSYSTEM SIMU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2" svg:font-family="'Times New 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Kursiv"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Øystein Myhre Andersen</meta:initial-creator>
    <meta:creation-date>2018-05-30T10:43:50.92</meta:creation-date>
    <dc:date>2018-06-07T14:22:05.69</dc:date>
    <dc:creator>Øystein Myhre Andersen</dc:creator>
    <meta:editing-duration>PT3H22M49S</meta:editing-duration>
    <meta:editing-cycles>2</meta:editing-cycles>
    <meta:generator>OpenOffice/4.1.5$Win32 OpenOffice.org_project/415m1$Build-9789</meta:generator>
    <meta:document-statistic meta:table-count="0" meta:image-count="0" meta:object-count="0" meta:page-count="3" meta:paragraph-count="33" meta:word-count="365" meta:character-count="2532"/>
  </office:meta>
</office:document-meta>
</file>